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 fo:padding="0.049cm" fo:border="0.06pt solid #d9d9e3"/>
    </style:style>
    <style:style style:name="P3" style:family="paragraph" style:parent-style-name="Text_20_body" style:list-style-name="L1">
      <style:paragraph-properties fo:text-align="justify" style:justify-single-word="false" fo:padding="0.049cm" fo:border="0.06pt solid #d9d9e3"/>
    </style:style>
    <style:style style:name="P4" style:family="paragraph" style:parent-style-name="Text_20_body" style:list-style-name="L2">
      <style:paragraph-properties fo:margin-top="0cm" fo:margin-bottom="0cm" style:contextual-spacing="false" fo:text-align="justify" style:justify-single-word="false" fo:padding="0.049cm" fo:border="0.06pt solid #d9d9e3"/>
    </style:style>
    <style:style style:name="P5" style:family="paragraph" style:parent-style-name="Text_20_body" style:list-style-name="L2">
      <style:paragraph-properties fo:text-align="justify" style:justify-single-word="false" fo:padding="0.049cm" fo:border="0.06pt solid #d9d9e3"/>
    </style:style>
    <style:style style:name="P6" style:family="paragraph" style:parent-style-name="Text_20_body" style:list-style-name="L3">
      <style:paragraph-properties fo:text-align="justify" style:justify-single-word="false" fo:padding="0.049cm" fo:border="0.06pt solid #d9d9e3"/>
    </style:style>
    <style:style style:name="P7" style:family="paragraph" style:parent-style-name="Text_20_body" style:list-style-name="L3">
      <style:paragraph-properties fo:margin-top="0cm" fo:margin-bottom="0cm" style:contextual-spacing="false" fo:text-align="justify" style:justify-single-word="false" fo:padding="0.049cm" fo:border="0.06pt solid #d9d9e3"/>
    </style:style>
    <style:style style:name="P8" style:family="paragraph" style:parent-style-name="Text_20_body" style:list-style-name="L4">
      <style:paragraph-properties fo:margin-top="0cm" fo:margin-bottom="0cm" style:contextual-spacing="false" fo:text-align="justify" style:justify-single-word="false" fo:padding="0.049cm" fo:border="0.06pt solid #d9d9e3"/>
    </style:style>
    <style:style style:name="P9" style:family="paragraph" style:parent-style-name="Text_20_body" style:list-style-name="L4">
      <style:paragraph-properties fo:text-align="justify" style:justify-single-word="false" fo:padding="0.049cm" fo:border="0.06pt solid #d9d9e3"/>
    </style:style>
    <style:style style:name="T1" style:family="text">
      <style:text-properties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Relatório para o Componente de Página "Dashboard" em React</text:span></text:span></text:p>
      <text:p text:style-name="P2"><text:span text:style-name="Strong_20_Emphasis"><text:span text:style-name="T1">Introdução:</text:span></text:span> O código fornecido define um componente de página chamado "Dashboard", que é usado para exibir e gerenciar os posts criados pelo usuário na aplicação "Mini Blog". Este componente é construído com React e se comunica com o Firebase Firestore para buscar, exibir e excluir os posts do usuário.</text:p>
      <text:p text:style-name="P2"><text:span text:style-name="Strong_20_Emphasis"><text:span text:style-name="T1">Métodos:</text:span></text:span></text:p>
      <text:list text:style-name="L1">
        <text:list-item>
          <text:p text:style-name="P3"><text:span text:style-name="Strong_20_Emphasis"><text:span text:style-name="Source_20_Text"><text:span text:style-name="T1">useAuthValue</text:span></text:span></text:span>: Este é um hook personalizado que fornece informações sobre a autenticação do usuário. É usado para obter o ID do usuário atual.</text:p>
        </text:list-item>
        <text:list-item>
          <text:p text:style-name="P3"><text:span text:style-name="Strong_20_Emphasis"><text:span text:style-name="Source_20_Text"><text:span text:style-name="T1">useFetchDocuments</text:span></text:span></text:span>: Este é um hook personalizado que busca documentos do Firestore com base em uma coleção, critério de pesquisa e ID de usuário. É usado para buscar os posts criados pelo usuário atual.</text:p>
        </text:list-item>
        <text:list-item>
          <text:p text:style-name="P3"><text:span text:style-name="Strong_20_Emphasis"><text:span text:style-name="Source_20_Text"><text:span text:style-name="T1">useDeleteDocument</text:span></text:span></text:span>: Este é um hook personalizado que lida com a exclusão de documentos do Firestore. É usado para excluir os posts.</text:p>
        </text:list-item>
      </text:list>
      <text:p text:style-name="P2"><text:span text:style-name="Strong_20_Emphasis"><text:span text:style-name="T1">Resultados:</text:span></text:span> O resultado deste código é um componente de página "Dashboard" que exibe os posts criados pelo usuário. Ele fornece opções para visualizar, editar e excluir cada post. Além disso, se o usuário não tiver posts, é fornecida a opção de criar o primeiro post.</text:p>
      <text:p text:style-name="P2"><text:span text:style-name="Strong_20_Emphasis"><text:span text:style-name="T1">Conclusão:</text:span></text:span> Este componente é uma parte crucial da funcionalidade de gerenciamento de posts na aplicação "Mini Blog". Ele fornece aos usuários uma interface de usuário para visualizar e gerenciar seus posts de forma eficaz.</text:p>
      <text:p text:style-name="P2"><text:span text:style-name="Strong_20_Emphasis"><text:span text:style-name="T1">Análise:</text:span></text:span></text:p>
      <text:list text:style-name="L2">
        <text:list-item>
          <text:p text:style-name="P4">O componente utiliza o React para renderizar a interface do usuário.</text:p>
        </text:list-item>
        <text:list-item>
          <text:p text:style-name="P4">Os posts são buscados a partir do Firestore usando o hook <text:span text:style-name="Source_20_Text"><text:span text:style-name="T1">useFetchDocuments</text:span></text:span> com a coleção "posts" e o ID do usuário atual.</text:p>
        </text:list-item>
        <text:list-item>
          <text:p text:style-name="P4">O componente inclui um título ("Dashboard") e uma breve descrição.</text:p>
        </text:list-item>
        <text:list-item>
          <text:p text:style-name="P4">Se o usuário não tiver nenhum post, é exibida uma mensagem indicando que nenhum post foi encontrado e um link para criar o primeiro post.</text:p>
        </text:list-item>
        <text:list-item>
          <text:p text:style-name="P4">Se houver posts, o componente exibe uma tabela com colunas para "Título" e "Ações" (Ver, Editar, Excluir).</text:p>
        </text:list-item>
        <text:list-item>
          <text:p text:style-name="P4">Os botões de ação permitem que o usuário visualize, edite ou exclua um post específico.</text:p>
        </text:list-item>
        <text:list-item>
          <text:p text:style-name="P4">A exclusão de um post é gerenciada pelo hook <text:span text:style-name="Source_20_Text"><text:span text:style-name="T1">useDeleteDocument</text:span></text:span>.</text:p>
        </text:list-item>
        <text:list-item>
          <text:p text:style-name="P5">O componente desempenha um papel fundamental na gestão de conteúdo da aplicação e oferece uma experiência eficiente para os usuários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Strong_20_Emphasis"><text:span text:style-name="T1">Análise dos Estilos CSS para o Componente "Dashboard" em React</text:span></text:span></text:p>
      <text:p text:style-name="P2">Aqui está uma análise dos estilos CSS fornecidos para o componente "Dashboard" em React:</text:p>
      <text:list text:style-name="L3">
        <text:list-item>
          <text:p text:style-name="P6"><text:span text:style-name="Source_20_Text"><text:span text:style-name="T1">.dashboard</text:span></text:span>: Esta classe é aplicada ao contêiner principal do componente "Dashboard". Os estilos associados a ela incluem:</text:p>
          <text:list>
            <text:list-item>
              <text:p text:style-name="P7"><text:span text:style-name="Source_20_Text"><text:span text:style-name="T1">text-align: center</text:span></text:span>: Centraliza o conteúdo do contêiner horizontalmente.</text:p>
            </text:list-item>
            <text:list-item>
              <text:p text:style-name="P7"><text:span text:style-name="Source_20_Text"><text:span text:style-name="T1">display: flex</text:span></text:span>: Ativa o modelo de layout flexbox para o contêiner.</text:p>
            </text:list-item>
            <text:list-item>
              <text:p text:style-name="P7"><text:span text:style-name="Source_20_Text"><text:span text:style-name="T1">flex-direction: column</text:span></text:span>: Define a direção de empilhamento dos elementos como coluna.</text:p>
            </text:list-item>
            <text:list-item>
              <text:p text:style-name="P7"><text:span text:style-name="Source_20_Text"><text:span text:style-name="T1">justify-content: center</text:span></text:span>: Centraliza o conteúdo verticalmente no contêiner.</text:p>
            </text:list-item>
            <text:list-item>
              <text:p text:style-name="P7"><text:span text:style-name="Source_20_Text"><text:span text:style-name="T1">align-items: center</text:span></text:span>: Centraliza o conteúdo horizontalmente no contêiner.</text:p>
            </text:list-item>
          </text:list>
        </text:list-item>
        <text:list-item>
          <text:p text:style-name="P6"><text:span text:style-name="Source_20_Text"><text:span text:style-name="T1">.dashboard h2</text:span></text:span>: Esta classe é aplicada ao título dentro do contêiner "Dashboard". Os estilos associados a ela incluem:</text:p>
          <text:list>
            <text:list-item>
              <text:p text:style-name="P7"><text:span text:style-name="Source_20_Text"><text:span text:style-name="T1">font-size: 2.2em</text:span></text:span>: Define o tamanho da fonte do título como 2.2 vezes o tamanho da fonte padrão.</text:p>
            </text:list-item>
            <text:list-item>
              <text:p text:style-name="P7"><text:span text:style-name="Source_20_Text"><text:span text:style-name="T1">margin-bottom: 0.5em</text:span></text:span>: Adiciona uma pequena margem na parte inferior do título.</text:p>
            </text:list-item>
          </text:list>
        </text:list-item>
        <text:list-item>
          <text:p text:style-name="P6"><text:span text:style-name="Source_20_Text"><text:span text:style-name="T1">.dashboard p</text:span></text:span>: Esta classe é aplicada a parágrafos dentro do contêiner "Dashboard". Os estilos associados a ela incluem:</text:p>
          <text:list>
            <text:list-item>
              <text:p text:style-name="P7"><text:span text:style-name="Source_20_Text"><text:span text:style-name="T1">color: #aaa</text:span></text:span>: Define a cor do texto dos parágrafos como cinza claro (#aaa).</text:p>
            </text:list-item>
            <text:list-item>
              <text:p text:style-name="P7"><text:span text:style-name="Source_20_Text"><text:span text:style-name="T1">margin-bottom: 1em</text:span></text:span>: Adiciona uma margem na parte inferior dos parágrafos para separá-los dos outros elementos.</text:p>
            </text:list-item>
          </text:list>
        </text:list-item>
        <text:list-item>
          <text:p text:style-name="P6"><text:span text:style-name="Source_20_Text"><text:span text:style-name="T1">.noposts</text:span></text:span>: Esta classe é aplicada a um contêiner especial quando nenhum post é encontrado. Os estilos associados a ela incluem:</text:p>
          <text:list>
            <text:list-item>
              <text:p text:style-name="P7"><text:span text:style-name="Source_20_Text"><text:span text:style-name="T1">text-align: center</text:span></text:span>: Centraliza o conteúdo do contêiner horizontalmente.</text:p>
            </text:list-item>
          </text:list>
        </text:list-item>
        <text:list-item>
          <text:p text:style-name="P6"><text:span text:style-name="Source_20_Text"><text:span text:style-name="T1">.noposts p</text:span></text:span>: Esta classe é aplicada a parágrafos dentro do contêiner "noposts". Os estilos associados a ela incluem:</text:p>
          <text:list>
            <text:list-item>
              <text:p text:style-name="P7"><text:span text:style-name="Source_20_Text"><text:span text:style-name="T1">margin-bottom: 1.5em</text:span></text:span>: Adiciona uma margem maior na parte inferior dos parágrafos para separá-los dos outros elementos.</text:p>
            </text:list-item>
          </text:list>
        </text:list-item>
        <text:list-item>
          <text:p text:style-name="P6"><text:span text:style-name="Source_20_Text"><text:span text:style-name="T1">.noposts a</text:span></text:span>: Esta classe é aplicada a links dentro do contêiner "noposts". Os estilos associados a ela incluem:</text:p>
          <text:list>
            <text:list-item>
              <text:p text:style-name="P7"><text:span text:style-name="Source_20_Text"><text:span text:style-name="T1">padding: 10px 25px</text:span></text:span>: Define um preenchimento para os links.</text:p>
            </text:list-item>
          </text:list>
        </text:list-item>
        <text:list-item>
          <text:p text:style-name="P6"><text:span text:style-name="Source_20_Text"><text:span text:style-name="T1">.post_header</text:span></text:span>: Esta classe é aplicada ao cabeçalho da tabela de posts. Os estilos associados a ela incluem:</text:p>
          <text:list>
            <text:list-item>
              <text:p text:style-name="P7"><text:span text:style-name="Source_20_Text"><text:span text:style-name="T1">display: flex</text:span></text:span>: Ativa o modelo de layout flexbox para o cabeçalho.</text:p>
            </text:list-item>
            <text:list-item>
              <text:p text:style-name="P7"><text:soft-page-break/><text:span text:style-name="Source_20_Text"><text:span text:style-name="T1">justify-content: space-between</text:span></text:span>: Espaça os elementos do cabeçalho para que fiquem separados na horizontal.</text:p>
            </text:list-item>
            <text:list-item>
              <text:p text:style-name="P7"><text:span text:style-name="Source_20_Text"><text:span text:style-name="T1">font-weight: bold</text:span></text:span>: Define a espessura da fonte como negrito.</text:p>
            </text:list-item>
            <text:list-item>
              <text:p text:style-name="P7"><text:span text:style-name="Source_20_Text"><text:span text:style-name="T1">border-bottom: 2px solid #ccc</text:span></text:span>: Adiciona uma borda na parte inferior do cabeçalho.</text:p>
            </text:list-item>
            <text:list-item>
              <text:p text:style-name="P7"><text:span text:style-name="Source_20_Text"><text:span text:style-name="T1">width: 80%</text:span></text:span>: Define a largura do cabeçalho como 80%.</text:p>
            </text:list-item>
            <text:list-item>
              <text:p text:style-name="P7"><text:span text:style-name="Source_20_Text"><text:span text:style-name="T1">padding: 10px</text:span></text:span>: Adiciona um preenchimento interno ao cabeçalho.</text:p>
            </text:list-item>
          </text:list>
        </text:list-item>
        <text:list-item>
          <text:p text:style-name="P6"><text:span text:style-name="Source_20_Text"><text:span text:style-name="T1">.post_row</text:span></text:span>: Esta classe é aplicada a cada linha de post na tabela. Os estilos associados a ela incluem:</text:p>
          <text:list>
            <text:list-item>
              <text:p text:style-name="P7"><text:span text:style-name="Source_20_Text"><text:span text:style-name="T1">display: flex</text:span></text:span>: Ativa o modelo de layout flexbox para a linha.</text:p>
            </text:list-item>
            <text:list-item>
              <text:p text:style-name="P7"><text:span text:style-name="Source_20_Text"><text:span text:style-name="T1">justify-content: space-between</text:span></text:span>: Espaça os elementos da linha na horizontal.</text:p>
            </text:list-item>
            <text:list-item>
              <text:p text:style-name="P7"><text:span text:style-name="Source_20_Text"><text:span text:style-name="T1">align-items: center</text:span></text:span>: Centraliza os elementos verticalmente na linha.</text:p>
            </text:list-item>
            <text:list-item>
              <text:p text:style-name="P7"><text:span text:style-name="Source_20_Text"><text:span text:style-name="T1">border-bottom: 1px solid #eee</text:span></text:span>: Adiciona uma borda na parte inferior de cada linha.</text:p>
            </text:list-item>
            <text:list-item>
              <text:p text:style-name="P7"><text:span text:style-name="Source_20_Text"><text:span text:style-name="T1">width: 80%</text:span></text:span>: Define a largura da linha como 80%.</text:p>
            </text:list-item>
            <text:list-item>
              <text:p text:style-name="P7"><text:span text:style-name="Source_20_Text"><text:span text:style-name="T1">padding: 10px</text:span></text:span>: Adiciona um preenchimento interno à linha.</text:p>
            </text:list-item>
          </text:list>
        </text:list-item>
        <text:list-item>
          <text:p text:style-name="P6"><text:span text:style-name="Source_20_Text"><text:span text:style-name="T1">.post_row p</text:span></text:span>: Esta classe é aplicada aos parágrafos dentro de cada linha. Os estilos associados a ela incluem:</text:p>
          <text:list>
            <text:list-item>
              <text:p text:style-name="P7"><text:span text:style-name="Source_20_Text"><text:span text:style-name="T1">color: #000</text:span></text:span>: Define a cor do texto dos parágrafos como preto (#000).</text:p>
            </text:list-item>
          </text:list>
        </text:list-item>
        <text:list-item>
          <text:p text:style-name="P6"><text:span text:style-name="Source_20_Text"><text:span text:style-name="T1">.post_row button</text:span></text:span> e <text:span text:style-name="Source_20_Text"><text:span text:style-name="T1">.post_row a</text:span></text:span>: Essas classes são aplicadas a botões e links dentro de cada linha. Os estilos associados a elas incluem:</text:p>
        </text:list-item>
      </text:list>
      <text:list text:style-name="L4">
        <text:list-item>
          <text:p text:style-name="P8"><text:span text:style-name="Source_20_Text"><text:span text:style-name="T1">margin: 0 5px</text:span></text:span>: Adiciona uma margem de 5px nas laterais dos botões e links.</text:p>
        </text:list-item>
        <text:list-item>
          <text:p text:style-name="P8"><text:span text:style-name="Source_20_Text"><text:span text:style-name="T1">height: 30px</text:span></text:span>: Define a altura dos botões e links como 30px.</text:p>
        </text:list-item>
        <text:list-item>
          <text:p text:style-name="P8"><text:span text:style-name="Source_20_Text"><text:span text:style-name="T1">width: 100px</text:span></text:span>: Define a largura dos botões e links como 100px.</text:p>
        </text:list-item>
        <text:list-item>
          <text:p text:style-name="P9"><text:span text:style-name="Source_20_Text"><text:span text:style-name="T1">font-size: 0.7em</text:span></text:span>: Define o tamanho da fonte dos botões e links como 0.7 vezes o tamanho da fonte padrão.</text:p>
        </text:list-item>
      </text:list>
      <text:p text:style-name="P2">Esses estilos têm como objetivo criar uma interface de usuário coesa e esteticamente agradável para o componente "Dashboard". Eles contribuem para a formatação dos elementos, tornando a visualização e gerenciamento de posts mais agradável para o usuário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6T06:21:37.235000000</meta:creation-date>
    <dc:date>2023-11-06T06:22:27.368000000</dc:date>
    <meta:editing-duration>PT50S</meta:editing-duration>
    <meta:editing-cycles>1</meta:editing-cycles>
    <meta:document-statistic meta:table-count="0" meta:image-count="0" meta:object-count="0" meta:page-count="3" meta:paragraph-count="59" meta:word-count="964" meta:character-count="5898" meta:non-whitespace-character-count="5043"/>
    <meta:generator>LibreOffice/7.5.2.2$Windows_X86_64 LibreOffice_project/53bb9681a964705cf672590721dbc85eb4d0c3a2</meta:generator>
  </office:meta>
</office:document-meta>
</file>